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6" table:default-cell-style-name="Default"/>
        <table:table-column table:style-name="co6" table:number-columns-repeated="2" table:default-cell-style-name="ce1"/>
        <table:table-column table:style-name="co6" table:default-cell-style-name="Default"/>
        <table:table-column table:style-name="co6" table:default-cell-style-name="ce1"/>
        <table:table-column table:style-name="co6" table:number-columns-repeated="4" table:default-cell-style-name="Default"/>
        <table:table-row table:style-name="ro1">
          <table:table-cell office:value-type="string">
            <text:p>DATA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, Time</text:p>
          </table:table-cell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, Time</text:p>
          </table:table-cell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, Time</text:p>
          </table:table-cell>
          <table:table-cell/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. Time</text:p>
          </table:table-cell>
        </table:table-row>
        <table:table-row table:style-name="ro1">
          <table:table-cell office:value-type="string">
            <text:p>100k</text:p>
          </table:table-cell>
          <table:table-cell office:value-type="string">
            <text:p>Kurtz</text:p>
          </table:table-cell>
          <table:table-cell office:value-type="time" office:time-value="PT00H00M00.7S">
            <text:p>00:00,70</text:p>
          </table:table-cell>
          <table:table-cell office:value-type="float" office:value="47995">
            <text:p>47995</text:p>
          </table:table-cell>
          <table:table-cell office:value-type="time" office:time-value="PT00H00M00.56S">
            <text:p>00:00,56</text:p>
          </table:table-cell>
          <table:table-cell office:value-type="time" office:time-value="PT00H00M00.7S">
            <text:p>00:00,70</text:p>
          </table:table-cell>
          <table:table-cell office:value-type="float" office:value="47995">
            <text:p>47995</text:p>
          </table:table-cell>
          <table:table-cell office:value-type="time" office:time-value="PT00H00M00.56S">
            <text:p>00:00,56</text:p>
          </table:table-cell>
          <table:table-cell office:value-type="time" office:time-value="PT00H00M00.7S">
            <text:p>00:00,70</text:p>
          </table:table-cell>
          <table:table-cell office:value-type="float" office:value="47995">
            <text:p>47995</text:p>
          </table:table-cell>
          <table:table-cell office:value-type="time" office:time-value="PT00H00M00.57S">
            <text:p>00:00,57</text:p>
          </table:table-cell>
          <table:table-cell/>
          <table:table-cell table:formula="of:=AVERAGE([.C3];[.F3];[.I3])" office:value-type="time" office:time-value="PT00H00M00.7S">
            <text:p>00:00,70</text:p>
          </table:table-cell>
          <table:table-cell table:formula="of:=AVERAGE([.D3];[.G3];[.J3])" office:value-type="float" office:value="47995">
            <text:p>47995</text:p>
          </table:table-cell>
          <table:table-cell table:formula="of:=AVERAGE([.E3];[.H3];[.K3])" office:value-type="time" office:time-value="PT00H00M00.563333S">
            <text:p>00:00,56</text:p>
          </table:table-cell>
        </table:table-row>
        <table:table-row table:style-name="ro1">
          <table:table-cell office:value-type="string">
            <text:p>600k</text:p>
          </table:table-cell>
          <table:table-cell office:value-type="string">
            <text:p>Kurtz</text:p>
          </table:table-cell>
          <table:table-cell office:value-type="time" office:time-value="PT00H00M04.33S">
            <text:p>00:04,33</text:p>
          </table:table-cell>
          <table:table-cell office:value-type="float" office:value="256657">
            <text:p>256657</text:p>
          </table:table-cell>
          <table:table-cell office:value-type="time" office:time-value="PT00H00M03.5S">
            <text:p>00:03,50</text:p>
          </table:table-cell>
          <table:table-cell office:value-type="time" office:time-value="PT00H00M04.34S">
            <text:p>00:04,34</text:p>
          </table:table-cell>
          <table:table-cell office:value-type="float" office:value="256657">
            <text:p>256657</text:p>
          </table:table-cell>
          <table:table-cell office:value-type="time" office:time-value="PT00H00M03.48S">
            <text:p>00:03,48</text:p>
          </table:table-cell>
          <table:table-cell office:value-type="time" office:time-value="PT00H00M04.35S">
            <text:p>00:04,35</text:p>
          </table:table-cell>
          <table:table-cell office:value-type="float" office:value="256657">
            <text:p>256657</text:p>
          </table:table-cell>
          <table:table-cell office:value-type="time" office:time-value="PT00H00M03.48S">
            <text:p>00:03,48</text:p>
          </table:table-cell>
          <table:table-cell/>
          <table:table-cell table:formula="of:=AVERAGE([.C4];[.F4];[.I4])" office:value-type="time" office:time-value="PT00H00M04.34S">
            <text:p>00:04,34</text:p>
          </table:table-cell>
          <table:table-cell table:formula="of:=AVERAGE([.D4];[.G4];[.J4])" office:value-type="float" office:value="256657">
            <text:p>256657</text:p>
          </table:table-cell>
          <table:table-cell table:formula="of:=AVERAGE([.E4];[.H4];[.K4])" office:value-type="time" office:time-value="PT00H00M03.486667S">
            <text:p>00:03,49</text:p>
          </table:table-cell>
        </table:table-row>
        <table:table-row table:style-name="ro1">
          <table:table-cell office:value-type="string">
            <text:p>1m</text:p>
          </table:table-cell>
          <table:table-cell office:value-type="string">
            <text:p>Kurtz</text:p>
          </table:table-cell>
          <table:table-cell office:value-type="time" office:time-value="PT00H00M06.43S">
            <text:p>00:06,43</text:p>
          </table:table-cell>
          <table:table-cell office:value-type="float" office:value="380377">
            <text:p>380377</text:p>
          </table:table-cell>
          <table:table-cell office:value-type="time" office:time-value="PT00H00M05.07S">
            <text:p>00:05,07</text:p>
          </table:table-cell>
          <table:table-cell office:value-type="time" office:time-value="PT00H00M06.46S">
            <text:p>00:06,46</text:p>
          </table:table-cell>
          <table:table-cell office:value-type="float" office:value="380377">
            <text:p>380377</text:p>
          </table:table-cell>
          <table:table-cell office:value-type="time" office:time-value="PT00H00M05.08S">
            <text:p>00:05,08</text:p>
          </table:table-cell>
          <table:table-cell office:value-type="time" office:time-value="PT00H00M06.46S">
            <text:p>00:06,46</text:p>
          </table:table-cell>
          <table:table-cell office:value-type="float" office:value="380377">
            <text:p>380377</text:p>
          </table:table-cell>
          <table:table-cell office:value-type="time" office:time-value="PT00H00M05.03S">
            <text:p>00:05,03</text:p>
          </table:table-cell>
          <table:table-cell/>
          <table:table-cell table:formula="of:=AVERAGE([.C5];[.F5];[.I5])" office:value-type="time" office:time-value="PT00H00M06.45S">
            <text:p>00:06,45</text:p>
          </table:table-cell>
          <table:table-cell table:formula="of:=AVERAGE([.D5];[.G5];[.J5])" office:value-type="float" office:value="380377">
            <text:p>380377</text:p>
          </table:table-cell>
          <table:table-cell table:formula="of:=AVERAGE([.E5];[.H5];[.K5])" office:value-type="time" office:time-value="PT00H00M05.06S">
            <text:p>00:05,06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TEXT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, Time</text:p>
          </table:table-cell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, Time</text:p>
          </table:table-cell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, Time</text:p>
          </table:table-cell>
          <table:table-cell/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. Time</text:p>
          </table:table-cell>
        </table:table-row>
        <table:table-row table:style-name="ro1">
          <table:table-cell office:value-type="string">
            <text:p>100k</text:p>
          </table:table-cell>
          <table:table-cell office:value-type="string">
            <text:p>Kurtz</text:p>
          </table:table-cell>
          <table:table-cell office:value-type="time" office:time-value="PT00H00M00.33S">
            <text:p>00:00,33</text:p>
          </table:table-cell>
          <table:table-cell office:value-type="float" office:value="36675">
            <text:p>36675</text:p>
          </table:table-cell>
          <table:table-cell office:value-type="time" office:time-value="PT00H00M00.19S">
            <text:p>00:00,19</text:p>
          </table:table-cell>
          <table:table-cell office:value-type="time" office:time-value="PT00H00M00.33S">
            <text:p>00:00,33</text:p>
          </table:table-cell>
          <table:table-cell office:value-type="float" office:value="36675">
            <text:p>36675</text:p>
          </table:table-cell>
          <table:table-cell office:value-type="time" office:time-value="PT00H00M00.19S">
            <text:p>00:00,19</text:p>
          </table:table-cell>
          <table:table-cell office:value-type="time" office:time-value="PT00H00M00.33S">
            <text:p>00:00,33</text:p>
          </table:table-cell>
          <table:table-cell office:value-type="float" office:value="36675">
            <text:p>36675</text:p>
          </table:table-cell>
          <table:table-cell office:value-type="time" office:time-value="PT00H00M00.19S">
            <text:p>00:00,19</text:p>
          </table:table-cell>
          <table:table-cell/>
          <table:table-cell table:formula="of:=AVERAGE([.C9];[.F9];[.I9])" office:value-type="time" office:time-value="PT00H00M00.33S">
            <text:p>00:00,33</text:p>
          </table:table-cell>
          <table:table-cell table:formula="of:=AVERAGE([.D9];[.G9];[.J9])" office:value-type="float" office:value="36675">
            <text:p>36675</text:p>
          </table:table-cell>
          <table:table-cell table:formula="of:=AVERAGE([.E9];[.H9];[.K9])" office:value-type="time" office:time-value="PT00H00M00.19S">
            <text:p>00:00,19</text:p>
          </table:table-cell>
        </table:table-row>
        <table:table-row table:style-name="ro1">
          <table:table-cell office:value-type="string">
            <text:p>600k</text:p>
          </table:table-cell>
          <table:table-cell office:value-type="string">
            <text:p>Kurtz</text:p>
          </table:table-cell>
          <table:table-cell office:value-type="time" office:time-value="PT00H00M01.77S">
            <text:p>00:01,77</text:p>
          </table:table-cell>
          <table:table-cell office:value-type="float" office:value="149810">
            <text:p>149810</text:p>
          </table:table-cell>
          <table:table-cell office:value-type="time" office:time-value="PT00H00M00.96S">
            <text:p>00:00,96</text:p>
          </table:table-cell>
          <table:table-cell office:value-type="time" office:time-value="PT00H00M01.76S">
            <text:p>00:01,76</text:p>
          </table:table-cell>
          <table:table-cell office:value-type="float" office:value="149810">
            <text:p>149810</text:p>
          </table:table-cell>
          <table:table-cell office:value-type="time" office:time-value="PT00H00M00.96S">
            <text:p>00:00,96</text:p>
          </table:table-cell>
          <table:table-cell office:value-type="time" office:time-value="PT00H00M01.76S">
            <text:p>00:01,76</text:p>
          </table:table-cell>
          <table:table-cell office:value-type="float" office:value="149810">
            <text:p>149810</text:p>
          </table:table-cell>
          <table:table-cell office:value-type="time" office:time-value="PT00H00M00.96S">
            <text:p>00:00,96</text:p>
          </table:table-cell>
          <table:table-cell/>
          <table:table-cell table:formula="of:=AVERAGE([.C10];[.F10];[.I10])" office:value-type="time" office:time-value="PT00H00M01.763333S">
            <text:p>00:01,76</text:p>
          </table:table-cell>
          <table:table-cell table:formula="of:=AVERAGE([.D10];[.G10];[.J10])" office:value-type="float" office:value="149810">
            <text:p>149810</text:p>
          </table:table-cell>
          <table:table-cell table:formula="of:=AVERAGE([.E10];[.H10];[.K10])" office:value-type="time" office:time-value="PT00H00M00.96S">
            <text:p>00:00,96</text:p>
          </table:table-cell>
        </table:table-row>
        <table:table-row table:style-name="ro1">
          <table:table-cell office:value-type="string">
            <text:p>1m</text:p>
          </table:table-cell>
          <table:table-cell office:value-type="string">
            <text:p>Kurtz</text:p>
          </table:table-cell>
          <table:table-cell office:value-type="time" office:time-value="PT00H00M02.9S">
            <text:p>00:02,90</text:p>
          </table:table-cell>
          <table:table-cell office:value-type="float" office:value="192687">
            <text:p>192687</text:p>
          </table:table-cell>
          <table:table-cell office:value-type="time" office:time-value="PT00H00M01.33S">
            <text:p>00:01,33</text:p>
          </table:table-cell>
          <table:table-cell office:value-type="time" office:time-value="PT00H00M02.89S">
            <text:p>00:02,89</text:p>
          </table:table-cell>
          <table:table-cell office:value-type="float" office:value="192687">
            <text:p>192687</text:p>
          </table:table-cell>
          <table:table-cell office:value-type="time" office:time-value="PT00H00M01.33S">
            <text:p>00:01,33</text:p>
          </table:table-cell>
          <table:table-cell office:value-type="time" office:time-value="PT00H00M02.89S">
            <text:p>00:02,89</text:p>
          </table:table-cell>
          <table:table-cell office:value-type="float" office:value="192687">
            <text:p>192687</text:p>
          </table:table-cell>
          <table:table-cell office:value-type="time" office:time-value="PT00H00M01.33S">
            <text:p>00:01,33</text:p>
          </table:table-cell>
          <table:table-cell/>
          <table:table-cell table:formula="of:=AVERAGE([.C11];[.F11];[.I11])" office:value-type="time" office:time-value="PT00H00M02.893333S">
            <text:p>00:02,89</text:p>
          </table:table-cell>
          <table:table-cell table:formula="of:=AVERAGE([.D11];[.G11];[.J11])" office:value-type="float" office:value="192687">
            <text:p>192687</text:p>
          </table:table-cell>
          <table:table-cell table:formula="of:=AVERAGE([.E11];[.H11];[.K11])" office:value-type="time" office:time-value="PT00H00M01.33S">
            <text:p>00:01,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23T01:37:04</dc:date>
    <meta:document-statistic meta:table-count="1" meta:cell-count="110" meta:object-count="0"/>
    <meta:generator>LibreOffice/3.6$Linux_x86 LibreOffice_project/360m1$Build-2</meta:generator>
  </office:meta>
</office:document-meta>
</file>